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22-12-08 15:13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1.213104" calcext:value-type="float">
            <text:p>-1.213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19-11-21 14:48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0.192024" calcext:value-type="float">
            <text:p>-0.192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16-12-13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18516" calcext:value-type="float">
            <text:p>-3.185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14-11-25 14:15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5.026152" calcext:value-type="float">
            <text:p>-5.0261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11-12-1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3.355848" calcext:value-type="float">
            <text:p>-3.3558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09-12-02 14:5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-4.035552" calcext:value-type="float">
            <text:p>-4.035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N-0187</text:p>
          </table:table-cell>
          <table:table-cell office:value-type="string" calcext:value-type="string">
            <text:p>2004-10-28 05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1" meta:object-count="0"/>
    <meta:user-defined meta:name="AppVersion">3.0</meta:user-defined>
  </office:meta>
</office:document-meta>
</file>